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225.41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134.56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118.35pt"/>
    </style:style>
    <style:style style:name="co8" style:family="table-column">
      <style:table-column-properties fo:break-before="auto" style:column-width="54.26pt"/>
    </style:style>
    <style:style style:name="co9" style:family="table-column">
      <style:table-column-properties fo:break-before="auto" style:column-width="65.06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55.81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microphone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2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FG_PART_NO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_PART_NO</text:p>
          </table:table-cell>
          <table:table-cell table:style-name="ce1" office:value-type="string" calcext:value-type="string">
            <text:p>COST_X1</text:p>
          </table:table-cell>
          <table:table-cell table:style-name="ce1" office:value-type="string" calcext:value-type="string">
            <text:p>COST_X100</text:p>
          </table:table-cell>
          <table:table-cell table:style-name="ce1" office:value-type="string" calcext:value-type="string">
            <text:p>COST_X500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STUFF</text:p>
          </table:table-cell>
          <table:table-cell table:style-name="ce1" office:value-type="string" calcext:value-type="string">
            <text:p>Required Qty.</text:p>
          </table:table-cell>
          <table:table-cell table:number-columns-repeated="2"/>
          <table:table-cell table:style-name="ce1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, 0.1 uF, 50V, 0603, X7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7R1H104K080A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4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4" calcext:value-type="float">
            <text:p>0.0154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2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, 4.7 uF, 10V, 0603, X5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B3B1X5R1A475M055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483-1-ND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06626" calcext:value-type="float">
            <text:p>0.0662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3]*[.$A$17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, 2.2 uF, 10V, 0603, X5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5KP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85-1-ND</text:p>
          </table:table-cell>
          <table:table-cell office:value-type="float" office:value="0.12" calcext:value-type="float">
            <text:p>0.12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02878" calcext:value-type="float">
            <text:p>0.0287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4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15 pF, 50V, 0603, C0G/NP0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150JB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96-1-ND</text:p>
          </table:table-cell>
          <table:table-cell office:value-type="float" office:value="0.1" calcext:value-type="float">
            <text:p>0.1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0898" calcext:value-type="float">
            <text:p>0.0089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5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Amp, 500 kHz GBWP, rail-to-rail, 50 uA Iq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6241UT-E/L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6241UT-E/LTCT-ND</text:p>
          </table:table-cell>
          <table:table-cell office:value-type="float" office:value="0.31" calcext:value-type="float">
            <text:p>0.31</text:p>
          </table:table-cell>
          <table:table-cell table:number-columns-repeated="2" office:value-type="float" office:value="0.2369" calcext:value-type="float">
            <text:p>0.2369</text:p>
          </table:table-cell>
          <table:table-cell office:value-type="string" calcext:value-type="string">
            <text:p>SC-70-5</text:p>
          </table:table-cell>
          <table:table-cell/>
          <table:table-cell table:style-name="ce4" table:formula="of:=[.A6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C1</text:p>
          </table:table-cell>
          <table:table-cell office:value-type="string" calcext:value-type="string">
            <text:p>Microphone, electret condenser, omnidirectional, -38 dB sensitivity, 20 Hz - 15 kHz, TH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POM-5238P-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68-1324-ND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1.332" calcext:value-type="float">
            <text:p>1.332</text:p>
          </table:table-cell>
          <table:table-cell office:value-type="string" calcext:value-type="string">
            <text:p>TH</text:p>
          </table:table-cell>
          <table:table-cell/>
          <table:table-cell table:style-name="ce4" table:formula="of:=[.A7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, 0R, 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0.0G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8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10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0K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9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istor, 10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0.0KHRCT-ND</text:p>
          </table:table-cell>
          <table:table-cell office:value-type="float" office:value="0.01" calcext:value-type="float">
            <text:p>0.0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0]*[.$A$17]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2.2k, 1%, 0603, 100 ppm/C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EKF2201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20KH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514" calcext:value-type="float">
            <text:p>0.00514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1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49R9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49R9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49.9HRCT-ND</text:p>
          </table:table-cell>
          <table:table-cell office:value-type="float" office:value="0.1" calcext:value-type="float">
            <text:p>0.1</text:p>
          </table:table-cell>
          <table:table-cell office:value-type="float" office:value="0.0063" calcext:value-type="float">
            <text:p>0.0063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2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75k, 1%, 0603, 100 ppm/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75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5.0KHRCT-ND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4" table:formula="of:=[.A13]*[.$A$17]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1, TP2, TP3</text:p>
          </table:table-cell>
          <table:table-cell office:value-type="string" calcext:value-type="string">
            <text:p>Test point, SMT, circular, 1.6 mm diameter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Build Qty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/00/0000</text:date>, <text:time style:data-style-name="N2" text:time-value="22:36:45.560136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22:49:35.589613388</dc:date>
    <meta:editing-duration>PT20M53S</meta:editing-duration>
    <meta:editing-cycles>5</meta:editing-cycles>
    <meta:generator>LibreOffice/5.2.2.2.0$Linux_X86_64 LibreOffice_project/20m0$Build-2</meta:generator>
    <meta:document-statistic meta:table-count="1" meta:cell-count="162" meta:object-count="0"/>
  </office:meta>
</office:document-meta>
</file>